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oldo, el Gold-fish</text:p>
      <text:p text:style-name="P3"/>
      <text:p text:style-name="P4">Goldo es un pez muy comelon que vive en un acuario muy grande.</text:p>
      <text:p text:style-name="P4"/>
      <text:p text:style-name="P4">La anterior semana Goldo se enfermo a causa de comer demasiado, asi que esta ahora necesita ser mas cuidadoso a la hora de comer. </text:p>
      <text:p text:style-name="P4">La comida le causa a Goldo cierta felicidad, pero debido a su nueva dieta para no enfermar, solo puede permitirse comer cierta cantidad K en miligramos de comida.</text:p>
      <text:p text:style-name="P4"/>
      <text:p text:style-name="P4">Todas las mañanas, N pedacitos comida es introducida al acuario y cae hasta el fondo, momento en el cual Goldo empieza a comer. Como es tambien un pez muy jugeton, Goldo decide que solo comera un pedacito de comida cuando se encuentre sobre el, y que luego ira a comer cualquier otro peacito de comida que se encuentra a una distancia menor a D centimetros.</text:p>
      <text:p text:style-name="P4"/>
      <text:p text:style-name="P4">Ayuda a Goldo a averiguar cual es la cantidad maxima de felicidad que puede lograr al comer, sin sobrepasar la cantidad maxima que puede ingerir.</text:p>
      <text:p text:style-name="P4"/>
      <text:p text:style-name="P2">Entrada</text:p>
      <text:p text:style-name="P4"/>
      <text:p text:style-name="P4">La primera linea de entrada contiene tres enteros N K y D, la cantidad de pedacitos de comida que hay en el acuario, la cantidad maxima que Goldo puede comer, y la distancia maxima que debe haber entre dos pedacitos de comida. <text:s/>Las siguientes N lineas contienen informacion de los pedacitos de comida dentro del acuario, cada una contiene 4 enteros X Y P <text:s/>y F que representa la posicion en X y Y del pedacito dentro del acuario, el peso en miligramos y la felicidad que le causa a Goldo.</text:p>
      <text:p text:style-name="P4"/>
      <text:p text:style-name="P2">Salida</text:p>
      <text:p text:style-name="P2"/>
      <text:p text:style-name="P4">Un entero que representa la felicidad maxima que puede lograr Gold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3T22:36:30</meta:creation-date>
    <dc:date>2015-02-24T08:36:08</dc:date>
    <meta:editing-duration>PT6M25S</meta:editing-duration>
    <meta:editing-cycles>1</meta:editing-cycles>
    <meta:document-statistic meta:table-count="0" meta:image-count="0" meta:object-count="0" meta:page-count="1" meta:paragraph-count="10" meta:word-count="262" meta:character-count="1442" meta:non-whitespace-character-count="1187"/>
    <meta:generator>LibreOffice/3.5$Linux_X86_64 LibreOffice_project/350m1$Build-2</meta:generator>
  </office:meta>
</office:document-meta>
</file>